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line-height="150%" fo:text-align="center" style:justify-single-word="false"/>
    </style:style>
    <style:style style:name="P2" style:family="paragraph" style:parent-style-name="Heading_20_2">
      <style:paragraph-properties fo:line-height="150%"/>
    </style:style>
    <style:style style:name="P3" style:family="paragraph" style:parent-style-name="Heading_20_2">
      <style:paragraph-properties fo:line-height="150%"/>
    </style:style>
    <style:style style:name="P4" style:family="paragraph" style:parent-style-name="Text_20_body">
      <style:paragraph-properties fo:line-height="150%"/>
    </style:style>
    <style:style style:name="P5" style:family="paragraph" style:parent-style-name="Text_20_body">
      <style:paragraph-properties fo:line-height="150%" fo:text-align="center" style:justify-single-word="false"/>
    </style:style>
    <style:style style:name="P6" style:family="paragraph" style:parent-style-name="Text_20_body">
      <style:paragraph-properties fo:line-height="150%" fo:text-align="justify" style:justify-single-word="false"/>
    </style:style>
    <style:style style:name="P7" style:family="paragraph" style:parent-style-name="Text_20_body" style:master-page-name="">
      <style:paragraph-properties fo:margin-left="0cm" fo:margin-right="0cm" fo:margin-top="0cm" fo:margin-bottom="0.212cm" fo:line-height="150%" fo:text-align="justify" style:justify-single-word="false" fo:text-indent="0cm" style:auto-text-indent="false" style:page-number="auto"/>
    </style:style>
    <style:style style:name="P8" style:family="paragraph" style:parent-style-name="Text_20_body" style:master-page-name="">
      <style:paragraph-properties fo:margin-left="0cm" fo:margin-right="0cm" fo:margin-top="0cm" fo:margin-bottom="0.212cm" fo:line-height="150%" fo:text-align="justify" style:justify-single-word="false" fo:text-indent="0cm" style:auto-text-indent="false" style:page-number="auto"/>
    </style:style>
    <style:style style:name="P9" style:family="paragraph" style:parent-style-name="Text_20_body">
      <style:paragraph-properties fo:margin-left="0.026cm" fo:margin-right="0cm" fo:margin-top="0cm" fo:margin-bottom="0.212cm" fo:line-height="150%" fo:text-indent="0cm" style:auto-text-indent="false"/>
    </style:style>
    <style:style style:name="P10" style:family="paragraph" style:parent-style-name="Text_20_body" style:master-page-name="">
      <style:paragraph-properties fo:margin-left="0.026cm" fo:margin-right="0cm" fo:margin-top="0cm" fo:margin-bottom="0.212cm" fo:line-height="150%" fo:text-indent="0cm" style:auto-text-indent="false" style:page-number="auto"/>
    </style:style>
    <style:style style:name="P11" style:family="paragraph" style:parent-style-name="Text_20_body" style:master-page-name="">
      <style:paragraph-properties fo:margin-left="0.026cm" fo:margin-right="0cm" fo:margin-top="0cm" fo:margin-bottom="0.212cm" fo:line-height="150%" fo:text-align="justify" style:justify-single-word="false" fo:text-indent="0cm" style:auto-text-indent="false" style:page-number="auto"/>
    </style:style>
    <style:style style:name="P12" style:family="paragraph" style:parent-style-name="Text_20_body" style:master-page-name="">
      <style:paragraph-properties fo:margin-left="0.053cm" fo:margin-right="0cm" fo:margin-top="0cm" fo:margin-bottom="0.212cm" fo:line-height="150%" fo:text-align="justify" style:justify-single-word="false" fo:text-indent="0cm" style:auto-text-indent="false"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Východiská</text:h>
      <text:p text:style-name="P5"/>
      <text:h text:style-name="P2" text:outline-level="2">GPS (Global Positioning System)</text:h>
      <text:p text:style-name="P6"><text:tab/>V dávnejších dobách bola orientácia oveľa ťažšia ako dnes. Ľudia postavili monumentálne stavby, nakreslili podrobné mapy, orientovali sa za pomoci hviezd a nebeských na jasnej oblohe. Dnes máme situáciu oveľa jednoduchšiu. Zjednodušenie v tejto oblasti priniesla technológia GPS, šo je skratka pre Global Positioning System. Je to systém 27 satelitov na orbite Zeme. Pôvodne bol celý systém určený pre vojenské účely americkej armády, avšak čoskoro po jeho vytvorení a spustení do prevádzky ho armáda otvorila i pre verejnosť.</text:p>
      <text:p text:style-name="P6"><text:tab/>Základ funkčnosti celého systému je v porovnávaní časovej odozvy. Porovnáva sa čas, za ktorý doletí signál od satelitu k prijímaču. Tento čas sa potom prevedie na vzdialenosť. Samozrejme čím dlhší čas odozvy, tým väčšia vzdialenosť prijímaču od satelitu. Zariadenie musí prijať a spočítať vzdialenosť aspoň od troch satelitov. Z týchto hodnôt sa potom pomocou trilaterácie vypočíta presná poloha prijímača. Princípom trilaterácie, je zostrojenie gule okolo každého satelitu. Táto gula má polomer rovný vzdialenosti prijímača od satelitu. Výsledná poloha prijímača sa nachádza v prieniku týchto trochu gulí.</text:p>
      <text:p text:style-name="P6"><text:tab/>Dnes sa už bez GPS život asi ani nevieme predstaviť. Sú inštalované v telefónoch, autách, dajú sa zakúpiť GPS zariadenia špeciálne pre turistické účely, alebo pre účely navigácie áut, prípadne aj zariadenia určené na sledovanie polohy. V mojej práci využijem GPS prijímač Androidového zariadenia v zmysle sledovania polohy v reálnom čase alebo len na jednorázové zistenie polohy v žiadanom čase.</text:p>
      <text:h text:style-name="P2" text:outline-level="2">Android</text:h>
      <text:p text:style-name="P12"><text:tab/>Android je operačný systém firmy Google určený najmä pre mobilné zariadenia. Momentálne je to najrozšírenejší mobilný operačný systém na svete a zároveň je jeho základňa aj najrýchlejšie rastúcou.</text:p>
      <text:p text:style-name="P7"><text:tab/>Založený je na Linuxe. Prebral i filozofiu open-source čomu sa tešia nielen užívatelia ale aj vývojári aplikácií pre tento operačný systém a jeho zariadenia. Oficiálne <text:soft-page-break/>stránky uvádzajú, že je dostupných 1,5 mld. aplikácií prostredníctvom oficiálneho obchodu Google Play. Obchod Google Play je aplikácia, ktorá slúži užívateľom na vyhľadanie, stiahnutie a inštaláciu vybranej aplikácie do zariadenia. Do tohto obchodu môže ponúknuť svoju aplikáciu ktokoľvek, kto má založený vývojársky účet registrovaný v tejto službe.</text:p>
      <text:p text:style-name="P11"><text:tab/>Pre vývojárov sú určené voľne dostupné nástroje Android Development Tools (ADT), balík pre vývoj software Android Software Development Kit (Android SDK) a rôzne doplnkové nástroje. Spomenúť treba ešte, že ADT je plne integrované do IDE prostredia Eclipse. Zároveň existuje aj samotné IDE pre Android založené na IntelliJ IDEA, Android Studio. Toto vývojové prostredie je ešte pomerne nové a nie úplne dokonalé a aj preto som sa rozhodol pre kombináciu Eclipse-u a ADT. </text:p>
      <text:p text:style-name="P7"><text:tab/>Aplikácie sa programujú v jazyku JAVA, ktorý je obohatený o funkcionalitu potrebnú pre Android, napríklad definície rozloženia UI komponentov v externým .xml súboroch a podobne. Ku všetkým komponentom ako aj knižniciam a funkcionalite Android-u existuje veľmi dobrá dokumentácia priamo od firmy Google. Zároveň, tým že je komunita vývojárov tak rozsiahla, je aj internet plný návodov a riešení problémov súvisiacich s vývojom pre túto platformu.</text:p>
      <text:h text:style-name="P3" text:outline-level="2">Ruby</text:h>
      <text:p text:style-name="P10"><text:tab/>Ruby je programovací jazyk, vytvorený cca pred 20-timi rokmi. Ruby sa momentálne nachádza medzi desiatimi najpoužívanejšími jazykmi, aj keď až na desiatej priečke. Je to jazyk objektovo orientovaný a často sa používa pre vývoj webových aplikácií, aj keď jeho funkcionalita nezabraňuje použitiu aj v iných oblastiach. Je však treba spomenúť že je pomalší ako Java a samozrejme pomalší ako C/C++ . <text:s/>Ďalšou nevýhodou je že Ruby postráda paralelizmus. Síce existujú verzie podporujúcu túto funkcionalitu, ale základná verzia ju neobsahuje. </text:p>
      <text:p text:style-name="P9"><text:tab/>Tieto nevýhody však vyvažuje rýchlosťou, ktorou sa vyvíja software v tomto jazyku. Ďalšou výhodou je nástroj RubyGems. Je to balíčkový manažér, ktorý poskytuje nespočetné množstvo dodatočnej funkcionality vo forme knižníc, ktorým sa v Ruby hovorí Gem-y. Gem-y poskytujú riešenia pre najrôznejšie problémy, od uľahčenia tvorby UI, cez validáciu údajov, až po plánovanie úloh, či zálohu a obnovu databáz.</text:p>
      <text:h text:style-name="P2" text:outline-level="2"><text:soft-page-break/>Rails</text:h>
      <text:p text:style-name="P4"><text:tab/>Rails je knižnica, Gem, ktorá rozširuje funkcionalitu Ruby. Je to framework určený pre tvorbu web stránok. Rails kombinuje jazyky HTML, CSS, Ruby a JavaScript pomocou ktorých vytvára výslednú web stránku. Tento framework obsahuje množstvo konvencií, ako pomenúvať triedy a ich metódy, rôzne súbory a podobne. Je to v súlade aj s filozofiou tohto Gem-u, ktorá vraví Konvencia pred konfiguráciou. Výhoda tohto prístupu spočíva v tom, že programátor si osvojí konvencie a nemusí nič dodatočne konfigurovať. Konfigurácia sa mení s každým projektom, ale konvencia frameworku nie. Medzi nevýhody tohto frameworku patrí, že veľa vecí sa odohráva automaticky bez vedomia programátora, čo môže mať niekedy neželané následky a vytvára to nejasnosti. </text:p>
      <text:h text:style-name="P2" text:outline-level="2">Predošlé práce</text:h>
      <text:p text:style-name="P4"><text:tab/>Moja práca nadväzuje na prácu pána Martina Ludwiga z roku 2012. V tejto práci sa pán Ludwig venuje podobnému problému ako ja, zdieľaniu polohy. V podstate je moja práca zovšeobecnením práce pána Ludwiga. </text:p>
      <text:p text:style-name="P4"><text:tab/>Jeho práca je zameraná čisto na zdieľanie polohy. Dáta ktoré môžu byť zdieľané, sú presne definované. V podstate každá poloha, ktorá má byť zdieľaná, je charakterizovaná GPS súradnicami a voliteľne môže byť pridaná textová správa respektíve obrázok. Ja v mojej práci k tomuto problému pristupujem inak.</text:p>
      <text:p text:style-name="P4"><text:tab/> Mnou navrhnutý protokol nešpecifikuje údaje, ktoré môžu byť zdieľané. Je len na klientovi aké dáta na serveri uloží a ako ich potom spracuje. Server ukladá dáta prijaté z klientskej aplikácie vo forme JSON objektu, ktorý ďalej nie je spracovávaný. Obsah tohto objektu je teda z hľadiska serveru nepodstatný a užívateľ si môže doň uložiť dáta aké si želá. Môže sa jednať napríklad o GPS polohu, správu a obrázok ako v prípade pána Ludwiga, ale rovnako tak môže uložiť aj údaje o stave zariadenia, napríklad stav batérie, intenzita signálu, poloha a natočenie v priestore a tak ďalej. Následné spracovanie dát je už na klientovi, pretože server mu po vyžiadaní vráti JSON objekt ktorý bol prijatý v požadovanom čase a teda klient musí údaje v ňom spracovať a vyhodnotiť.</text:p>
      <text:p text:style-name="P4"><text:tab/>Ďalšou zmenou v moje práci je možnosť na diaľku konfigurovať sledovacie zariadenie. Umožňujem používateľovi zmeniť napríklad interval odosielania polohy, typu dát, ktoré sa zdieľajú, na diaľku, bez fyzického prístupu k zariadeniu. Takže užívateľ môže na diaľku nastaviť ako často má zariadenie hlásiť svoju polohu, či má hlásiť aj stav batérie <text:soft-page-break/>a podobne. Zároveň pridávam aj možnosť úplne zariadenie odpojiť od siete, napríklad kvôli šetreniu energie. Následné znovuuvedenie do činnosti je vykonané pomocou SMS správ s riadiacimi príkazmi. Tieto príkazy zariadenie spracuje vyhodnotí a ak to je možné, tak vykoná. Skrz SMS kanál je rovnako tak možné vykonať jednorázové zaslanie sledovaných dát.</text:p>
      <text:h text:style-name="P2" text:outline-level="2">Existujúce riešenia</text:h>
      <text:p text:style-name="P4"><text:tab/>Všetky existujúce aplikácie venujúce sa danej problematike umožňujú len zdieľanie dát o polohe, prípadne majú presne stanovené ktoré dáta sa budú zdieľať a užívateľ nemá možnosť si vybrať, ktoré dáta chce zdieľať. Rovnako tak tieto aplikácie neponúkajú možnosť zmeny konfigurácie zariadenia na diaľku. Túto možnosť som zatiaľ našiel len pri zariadeniach ktoré sú špeciálne vytvorené na tento účel. Tieto zariadenia však tiež postrádajú variabilitu zdieľaných dát. Ako som už spomenul je len na implementácií klientskej aplikácie aké dáta bude zdieľať a ako ich následne vyhodnotí čo dáva užívateľom väčšie možnosti. </text:p>
      <text:p text:style-name="P4"><text:tab/>Medzi aplikácie ktoré sa venujú zdieľaniu polohy a fungujú na platforme Android treba spomenúť napríklad aplikáciu Foursquare. Tá má charakter až sociálnej siete čomu je aj prispôsobená. Umožňuje zdieľať polohu, pripisovať poznámky k miestam, zdieľať ich s priateľmi, pridávať k ním obrázky, zúčastňovať sa diskusií. Aplikáciu je možné obsluhovať aj cez webový prehliadač. Ďalej by som spomenul aplikáciu Google Latitude, Tá umožňuje sledovanie polohy a jej sledovanie či na mobilnom zariadení, alebo skrz webový prehliadač. Obe tieto aplikácie sú multiplatformové a samozrejmosťou je ochrana súkromia. Užívateľ si môže nastaviť aký obsah zdieľa s akými užívateľmi. Oproti týmto aplikáciam ponúka moja práca už spomínanú väčšiu voľnosť v zmysle zdielaných dát. Ochrana súkromia a manažment zdieľania a prístupových práv je samozrejmosťou.</text:p>
      <text:p text:style-name="P4"><text:tab/>Ďalším riešením tohto problému je zariadenie Tracker TK-102B d firmy ZY International Limited, ktoré sa dá zakúpiť na internete. Toto zariadenie umožňuje sledovanie GPS polohy v reálnom čase aj na vyžiadanie. Pre svoju funkcionalitu potrebuje SIM kartu. Poloha je odosielaná buď automaticky na server, z ktorého sa dajú dáta stiahnuť pomocou aplikácie dodávanou výrobcom, alebo ako odpoveď na príchodzí hovor z autorizovaného čísla. Ďalej zariadenie ponúka možnosť konfigurácie pomocou sms správ, napríklad pridanie autorizovaného čísla. Ak prichádza hovor z autorizovaného čísla na SIM kartu v zariadení, toto zariadenie odošle na volajúce číslo SMS správu s údajmi o aktuálnej <text:soft-page-break/>polohe, stavu batérie a intenzite signálu. Oproti tomuto zariadeniu je hlavná výhoda môjho riešenia vo fakte, že užívateľ nepotrebuje dodatočné zariadenie, ale postačí mu telefón so systémom Android. Zároveň môže byť využitá aj funkcionalita tohto zariadenia ako napríklad gyroskopy, fotoaparát a podob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5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l Raška</meta:initial-creator>
    <meta:creation-date>2014-01-09T15:56:12.60</meta:creation-date>
    <dc:date>2014-01-10T13:31:49.31</dc:date>
    <dc:creator>Michal Raška</dc:creator>
    <meta:editing-duration>PT3H47M19S</meta:editing-duration>
    <meta:editing-cycles>9</meta:editing-cycles>
    <meta:generator>OpenOffice/4.0.0$Win32 OpenOffice.org_project/400m3$Build-9702</meta:generator>
    <meta:document-statistic meta:table-count="0" meta:image-count="0" meta:object-count="0" meta:page-count="5" meta:paragraph-count="24" meta:word-count="1380" meta:character-count="9354"/>
  </office:meta>
</office:document-meta>
</file>